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User.JPAUser( final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PAUser.hashPassword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PAUser.JPA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PAUser.verifyPassword( String p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PA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PAUser.getHashedSalted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.setPassword( String newP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PAUser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